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8pt" fo:font-style="normal" style:text-underline-style="none" fo:font-weight="normal" style:text-blinking="false" fo:background-color="#ffff00" style:font-name-asian="Arial" style:font-size-asian="28pt" style:font-weight-asian="bold" style:font-size-complex="28pt" style:font-weight-complex="bold"/>
    </style:style>
    <style:style style:name="P6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0" style:family="paragraph" style:parent-style-name="Text_20_body">
      <style:paragraph-properties fo:line-height="150%"/>
      <style:text-properties style:font-name="Arial" fo:font-size="14pt" fo:font-weight="normal" style:font-name-asian="Arial" style:font-size-asian="14pt" style:font-size-complex="14pt"/>
    </style:style>
    <style:style style:name="P1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12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13" style:family="paragraph" style:parent-style-name="Table_20_Contents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" style:family="paragraph" style:parent-style-name="Table_20_Contents">
      <style:text-properties fo:font-size="15pt" style:font-size-asian="15pt" style:font-size-complex="15pt"/>
    </style:style>
    <style:style style:name="P15" style:family="paragraph" style:parent-style-name="Table_20_Contents">
      <style:text-properties fo:font-size="15pt" fo:background-color="transparent" style:font-size-asian="15pt" style:font-size-complex="15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8pt" fo:font-style="normal" style:text-underline-style="none" fo:font-weight="normal" style:text-blinking="false" fo:background-color="#ffff00" style:font-name-asian="Arial" style:font-size-asian="28pt" style:font-weight-asian="bold" style:font-size-complex="28pt" style:font-weight-complex="bold"/>
    </style:style>
    <style:style style:name="P33" style:family="paragraph" style:parent-style-name="Text_20_body" style:list-style-name="L4">
      <style:paragraph-properties fo:margin-top="0cm" fo:margin-bottom="0cm" fo:line-height="150%" style:writing-mode="lr-tb"/>
    </style:style>
    <style:style style:name="T1" style:family="text">
      <style:text-properties fo:font-variant="normal" fo:text-transform="none" fo:color="#000000" style:text-line-through-style="none" fo:font-style="normal" style:text-underline-style="none" style:text-blinking="false" fo:background-color="#ffcc00"/>
    </style:style>
    <style:style style:name="T2" style:family="text">
      <style:text-properties fo:font-variant="normal" fo:text-transform="none" fo:color="#000000" style:text-line-through-style="none" fo:font-style="normal" style:text-underline-style="none" style:text-blinking="false" fo:background-color="#ffcc00" style:language-asian="ja" style:country-asian="JP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style:style style:name="T5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cc00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cc00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ff0000" fo:font-size="15pt" fo:background-color="#f4cccc"/>
    </style:style>
    <style:style style:name="T11" style:family="text">
      <style:text-properties fo:background-color="#ccff66"/>
    </style:style>
    <style:style style:name="T12" style:family="text">
      <style:text-properties style:language-asian="ja" style:country-asian="JP"/>
    </style:style>
    <style:style style:name="T13" style:family="text">
      <style:text-properties fo:background-color="#ffff00"/>
    </style:style>
    <style:style style:name="T14" style:family="text">
      <style:text-properties fo:background-color="#ccffcc" style:language-asian="ja" style:country-asian="JP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fo:background-color="#ccff66" style:font-size-asian="15pt" style:font-size-complex="15pt"/>
    </style:style>
    <style:style style:name="T17" style:family="text">
      <style:text-properties fo:background-color="#ffcc00"/>
    </style:style>
    <style:style style:name="T18" style:family="text">
      <style:text-properties fo:background-color="#ffcc00" style:language-asian="ja" style:country-asian="JP"/>
    </style:style>
    <style:style style:name="T19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3333ff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セクション1">
        <text:p text:style-name="P29">出入航空贵宾室、</text:p>
        <text:p text:style-name="P29"/>
        <text:p text:style-name="P29">累计消费积分、</text:p>
        <text:p text:style-name="P29"/>
        <text:p text:style-name="P29">视频网站会员月卡、</text:p>
        <text:p text:style-name="P29"/>
        <text:p text:style-name="P29">商场代金券、</text:p>
        <text:p text:style-name="P29"/>
        <text:p text:style-name="P29">手机流量券……如今，巧用信用卡权益已成为不少持卡人的“必修课”，不少商业银行更是将其作为获客、</text:p>
        <text:p text:style-name="P29"/>
        <text:p text:style-name="P29">推广的重要途径。</text:p>
        <text:p text:style-name="P29"/>
        <text:p text:style-name="P29"/>
        <text:p text:style-name="P29"/>
        <text:p text:style-name="P29">不过，近期有多家商业银行宣布将调整<text:span text:style-name="T22">信用卡积分</text:span>规则，同时缩减部分权益，如调整积分兑换里程比例等。</text:p>
        <text:p text:style-name="P29"/>
        <text:p text:style-name="P29">为何信用卡权益会“生变”？背后的原因有哪些？接下来，信用卡业务的发展趋势如何？</text:p>
        <text:p text:style-name="P29"/>
        <text:p text:style-name="P29">民生银行日前宣布，将自8月1日起对信用卡积分累计规则进行调整，其中，新增境内线上交易积分累计场景、</text:p>
        <text:p text:style-name="P29"/>
        <text:p text:style-name="P29">调整境内其他线上交易及境内线下交易积分累计规则、</text:p>
        <text:p text:style-name="P29"/>
        <text:p text:style-name="P29">部分第三方支付机构受理的交易不累计积分。</text:p>
        <text:p text:style-name="P29"/>
        <text:p text:style-name="P29"/>
        <text:p text:style-name="P29"/>
        <text:p text:style-name="P29">此外，广发银行也发布公告称，将增加不累计积分商户名单，持卡人在该名单所列商户消费或交易将不予累计信用卡积分、</text:p>
        <text:p text:style-name="P29"/>
        <text:p text:style-name="P29">签账额、</text:p>
        <text:p text:style-name="P29"/>
        <text:p text:style-name="P29">合作方积分（里程等）、</text:p>
        <text:p text:style-name="P29"/>
        <text:p text:style-name="P29">活动奖励，自8月2日起生效。</text:p>
        <text:p text:style-name="P29"/>
        <text:p text:style-name="P29"/>
        <text:p text:style-name="P29"/>
        <text:p text:style-name="P29">“之所以做出调整，主要是出于保障客户用卡安全、</text:p>
        <text:p text:style-name="P29"/>
        <text:p text:style-name="P29">鼓励规范用卡的考虑。</text:p>
        <text:p text:style-name="P29"/>
        <text:p text:style-name="P29">”广发银行相关负责人说。</text:p>
        <text:p text:style-name="P29"/>
        <text:p text:style-name="P29"/>
        <text:p text:style-name="P29"/>
        <text:p text:style-name="P29">据了解，近年来，随着信用卡权益“薅羊毛”行为日益普遍，个别不法分子盯上了<text:soft-page-break/>这块“蛋糕”，通过非法购买公民个人信息、</text:p>
        <text:p text:style-name="P29"/>
        <text:p text:style-name="P29">虚假交易等方式获取信用卡积分并兑换礼品，随后在市场上倒卖礼品并获利，不仅严重损害了持卡人的合法权益，也让多家商业银行、</text:p>
        <text:p text:style-name="P29"/>
        <text:p text:style-name="P29">电信运营商、</text:p>
        <text:p text:style-name="P29"/>
        <text:p text:style-name="P29">电商平台困扰不已。</text:p>
        <text:p text:style-name="P29"/>
        <text:p text:style-name="P29"/>
        <text:p text:style-name="P29"/>
        <text:p text:style-name="P29">上海市黄浦区人民法院此前公布的信息显示，冉某曾通过虚构商户身份、</text:p>
        <text:p text:style-name="P29"/>
        <text:p text:style-name="P29">转战多个交易平台等手段，使用自己名下的多张招商银行信用卡，虚假购物、</text:p>
        <text:p text:style-name="P29"/>
        <text:p text:style-name="P29">虚假消费共计1600余万元。</text:p>
        <text:p text:style-name="P29"/>
        <text:p text:style-name="P29">由此，冉某获取了招行信用卡消费积分300余万分，并兑换了航空里程、</text:p>
        <text:p text:style-name="P29"/>
        <text:p text:style-name="P29">酒店积分、</text:p>
        <text:p text:style-name="P29"/>
        <text:p text:style-name="P29">礼宾服务等，经招行评估，这些礼品最低价值12万余元。</text:p>
        <text:p text:style-name="P29"/>
        <text:p text:style-name="P29"/>
        <text:p text:style-name="P29"/>
        <text:p text:style-name="P29">除了出于安全用卡角度而做出的积分规则调整，部分银行的信用卡权益“缩水”问题也引发了市场的高度关注。</text:p>
        <text:p text:style-name="P29"/>
        <text:p text:style-name="P29"/>
        <text:p text:style-name="P29"/>
        <text:p text:style-name="P29">其中，部分银行将刷卡交易积分累计由原每满1元累计1分，调整为每满10元累计1分，部分商户类别（MCC编码）如房地产交易、</text:p>
        <text:p text:style-name="P29"/>
        <text:p text:style-name="P29">汽车销售、</text:p>
        <text:p text:style-name="P29"/>
        <text:p text:style-name="P29">保险、</text:p>
        <text:p text:style-name="P29"/>
        <text:p text:style-name="P29">批发类交易、</text:p>
        <text:p text:style-name="P29"/>
        <text:p text:style-name="P29">减免类、</text:p>
        <text:p text:style-name="P29"/>
        <text:p text:style-name="P29">金融类、</text:p>
        <text:p text:style-name="P29"/>
        <text:p text:style-name="P29">慈善捐赠类、</text:p>
        <text:p text:style-name="P29"/>
        <text:p text:style-name="P29">储值缴费类、</text:p>
        <text:p text:style-name="P29"/>
        <text:p text:style-name="P29">社会服务类等不列入积分范围。</text:p>
        <text:p text:style-name="P29"/>
        <text:p text:style-name="P29"/>
        <text:p text:style-name="P29"><text:soft-page-break/></text:p>
        <text:p text:style-name="P29">信用卡权益“缩水”又是为何？多位业内人士表示，今年以来，受新冠肺炎疫情影响，多家商业银行的信用卡业务“不太乐观”。</text:p>
        <text:p text:style-name="P29"/>
        <text:p text:style-name="P29">来自中国人民银行的统计数据显示，截至今年3月末，信用卡逾期半年未偿信贷总额为918.75亿元，较上年末大幅增加23.7%，占信用卡应偿信贷余额的1.27%，较上年末增加0.29个百分点。</text:p>
        <text:p text:style-name="P29"/>
        <text:p text:style-name="P29"/>
        <text:p text:style-name="P29"/>
        <text:p text:style-name="P29">同时，一季度银行卡人均消费金额为1.80万元，同比下降11.02%；银行卡卡均消费金额为2960.63元，同比下降18.64%；银行卡笔均消费金额为834.20元，同比下降5.32%。</text:p>
        <text:p text:style-name="P29"/>
        <text:p text:style-name="P29"/>
        <text:p text:style-name="P29"/>
        <text:p text:style-name="P29">“预计信用卡贷款今年会遇到比较大的挑战，有可能会比去年的增量少一些。</text:p>
        <text:p text:style-name="P29"/>
        <text:p text:style-name="P29">”某股份银行相关负责人说，按照“收益覆盖成本加风险”的经营规律，缩减信用卡权益也就在情理之中。</text:p>
        <text:p text:style-name="P29"/>
        <text:p text:style-name="P29"/>
      </text:section>
      <text:p text:style-name="P1"/>
      <text:p text:style-name="P5">@@@</text:p>
      <text:p text:style-name="P1">]20200720_145005</text:p>
      <text:p text:style-name="P1"/>
      <text:p text:style-name="P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29T14:43:59.43</meta:creation-date>
    <dc:date>2020-07-20T14:50:07.97</dc:date>
    <dc:creator>iwabuchi ken</dc:creator>
    <meta:editing-duration>PT2H44M49S</meta:editing-duration>
    <meta:editing-cycles>26</meta:editing-cycles>
    <meta:generator>OpenOffice/4.1.3$Win32 OpenOffice.org_project/413m1$Build-9783</meta:generator>
    <meta:document-statistic meta:table-count="0" meta:image-count="0" meta:object-count="0" meta:page-count="3" meta:paragraph-count="46" meta:word-count="1098" meta:character-count="1202"/>
  </office:meta>
</office:document-meta>
</file>